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950BB7D6FC4D9DD.png" manifest:media-type="image/png"/>
  <manifest:file-entry manifest:full-path="Pictures/10000000000004F900000322B6E66A5FF68F74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8.484cm" svg:height="6.87cm" svg:x="2.54cm" svg:y="2.274cm" presentation:class="title" presentation:user-transformed="true">
          <draw:text-box>
            <text:p><text:s text:c="3"/>氢音乐项目进展报告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小组成员 ：肖尧、廖涔陈、罗茂瑛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user-transformed="true">
            <draw:text-box>
              <text:p><text:span text:style-name="T1">“</text:span><text:span text:style-name="T1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1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2">Pereda, tesis doctoral, PLAPIQUI/UNS </text:span><text:span text:style-name="T3">2003</text:span><text:span text:style-name="T2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已经完成的内容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涉众分析文档</text:p>
              </text:list-item>
              <text:list-item>
                <text:p>愿景文档</text:p>
              </text:list-item>
              <text:list-item>
                <text:p>用况模型</text:p>
              </text:list-item>
              <text:list-item>
                <text:p>协作图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的开发计划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3.5 <text:s/>涉众需求确定</text:p>
              </text:list-item>
              <text:list-item>
                <text:p>3.12 涉众需求迭代</text:p>
              </text:list-item>
              <text:list-item>
                <text:p>3.21 所有用况确定</text:p>
              </text:list-item>
              <text:list-item>
                <text:p>3.25 用况迭代 + 氢音乐原型demo开始</text:p>
              </text:list-item>
              <text:list-item>
                <text:p>4.2 <text:s text:c="2"/>画协作图</text:p>
              </text:list-item>
              <text:list-item>
                <text:p>4.6 <text:s text:c="2"/>用况迭代</text:p>
              </text:list-item>
              <text:list-item>
                <text:p>4.10 用况迭代 +愿景文档审核</text:p>
              </text:list-item>
              <text:list-item>
                <text:p>4.12 <text:s/>氢音乐原型demo成型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的开发计划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4.15听歌用况协作图、通信图、类图确定</text:p>
              </text:list-item>
              <text:list-item>
                <text:p>4.19 <text:s/>听歌用况协作图、通信图、类图迭代</text:p>
              </text:list-item>
              <text:list-item>
                <text:p>4.21 听歌用况开发</text:p>
              </text:list-item>
              <text:list-item>
                <text:p>5.5 <text:s text:c="3"/>数据库存储实现、听歌用况开发完成</text:p>
              </text:list-item>
              <text:list-item>
                <text:p>5.10 其他用况协作图、通信图、类图迭代</text:p>
              </text:list-item>
              <text:list-item>
                <text:p>5.14 <text:s/>其他用况开发</text:p>
              </text:list-item>
              <text:list-item>
                <text:p>6.14 完成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技术难点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1、关于用况之间的关系确定困难，甚至怀疑自己基用况对不对</text:p>
              </text:list-item>
              <text:list-item>
                <text:p>2、用况描述困难（前置条件和启动用况主事件的区分、抢占设计和领域知识分不清楚、对于系统行为应该描述到哪种程度、事件流逻辑复杂）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3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华文黑体" svg:font-family="华文黑体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B950BB7D6FC4D9DD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编号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编号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编号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1:29:33.734019083</meta:creation-date>
    <meta:editing-duration>PT4M56S</meta:editing-duration>
    <meta:editing-cycles>2</meta:editing-cycles>
    <meta:generator>LibreOffice/5.3.3.2$Linux_X86_64 LibreOffice_project/3d9a8b4b4e538a85e0782bd6c2d430bafe583448</meta:generator>
    <dc:date>2018-04-11T11:59:52.052333950</dc:date>
    <meta:document-statistic meta:object-count="6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